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973674563672695980"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6313081707844495219"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9193098551749019908"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5229299580726709282"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 –<text:span text:style-name="T1"> Include more battlefields. Battlefields to be stored as SQLite data instead of being created in the script.</text:span></text:p>
      <text:p text:style-name="P5"/>
      <text:p text:style-name="P6">Stage 3+ <text:span text:style-name="T1">Include more tilesets.</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Amazon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text:soft-page-break/></text:p>
      <text:p text:style-name="P8">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6"><text:span text:style-name="T1"/></text:p>
      <text:p text:style-name="P6">Stage 6+ <text:span text:style-name="T1">Allow for copying an army.</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5"/>
      <text:p text:style-name="P6">Stage 3 – <text:span text:style-name="T1">Include more deployment zon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text:span><text:soft-page-break/><text:span text:style-name="T1">phase is as follows:</text:span></text:p>
      <text:p text:style-name="P5"/>
      <text:list xml:id="list4746939632848407010" text:style-name="L5">
        <text:list-item>
          <text:p text:style-name="P14">Select eligible mage</text:p>
        </text:list-item>
        <text:list-item>
          <text:p text:style-name="P14">Select spell (each spell can only be used once per magic phase)</text:p>
        </text:list-item>
        <text:list-item>
          <text:p text:style-name="P14">Select target.</text:p>
        </text:list-item>
        <text:list-item>
          <text:p text:style-name="P14">Spend mana.</text:p>
        </text:list-item>
        <text:list-item>
          <text:p text:style-name="P14">Enemy mage has the option to dispel if they are within 24 squares, and have the mana/capabilities.</text:p>
        </text:list-item>
        <text:list-item>
          <text:p text:style-name="P14">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6"/>
      <text:p text:style-name="P8">Melee Phase</text:p>
      <text:p text:style-name="P5"/>
      <text:p text:style-name="P6">Stage 1 – <text:span text:style-name="T1">Attack priority during this phase is as follows:</text:span></text:p>
      <text:p text:style-name="P5"/>
      <text:list xml:id="list2508960051764561650" text:style-name="L6">
        <text:list-item>
          <text:p text:style-name="P15">Boosted priority + charged</text:p>
        </text:list-item>
        <text:list-item>
          <text:p text:style-name="P15">Boosted priority without charge</text:p>
        </text:list-item>
        <text:list-item>
          <text:p text:style-name="P15">Normal priority + charged</text:p>
        </text:list-item>
        <text:list-item>
          <text:p text:style-name="P15">Normal priority without charge</text:p>
        </text:list-item>
        <text:list-item>
          <text:p text:style-name="P15">Reduced priority + charged</text:p>
        </text:list-item>
        <text:list-item>
          <text:p text:style-name="P15">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
      <text:p text:style-name="P5">Unit coherency is established when each model in a unit is at least within 2 squares of another model. Coherency checks are skipped for units containing only one model. </text:p>
      <text:p text:style-name="P6"><text:soft-page-break/></text:p>
      <text:p text:style-name="P8">Objective Markers</text:p>
      <text:p text:style-name="P5"/>
      <text:p text:style-name="P6">Stage 1 – <text:span text:style-name="T1">To be built into the battlefield rather than allow players to place them.</text:span></text:p>
      <text:p text:style-name="P5"/>
      <text:p text:style-name="P5">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2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ogether (e.g. fire all standard pistols) or shoot each weapon type excluding models with non-standard weapons. Players can also select individual models to shoot.</text:p>
      <text:p text:style-name="P5"/>
      <text:p text:style-name="P5"><text:soft-page-break/>Players must select range weapons before targets.</text:p>
      <text:p text:style-name="P5"/>
      <text:p text:style-name="P5">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2 –<text:span text:style-name="T1"> Craters, tanglewire, and tank traps.</text:span></text:p>
      <text:p text:style-name="P5"/>
      <text:p text:style-name="P6">Stage 3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s standard.</text:span></text:p>
      <text:p text:style-name="P6"/>
      <text:p text:style-name="P8">UI</text:p>
      <text:p text:style-name="P5"/>
      <text:p text:style-name="P6">Stage 1 – <text:span text:style-name="T1">Need the following:</text:span></text:p>
      <text:p text:style-name="P5"/>
      <text:list xml:id="list2759930570795529031" text:style-name="L7">
        <text:list-item>
          <text:p text:style-name="P16">Event log</text:p>
        </text:list-item>
        <text:list-item>
          <text:p text:style-name="P16">Score (on top)</text:p>
        </text:list-item>
        <text:list-item>
          <text:p text:style-name="P16">SP (on top)</text:p>
        </text:list-item>
        <text:list-item>
          <text:p text:style-name="P16">Current turn (on top)</text:p>
        </text:list-item>
        <text:list-item>
          <text:p text:style-name="P16">Unit portrait (bottom)</text:p>
        </text:list-item>
        <text:list-item>
          <text:p text:style-name="P16">Unit/Terrain info – e.g. stats, flags, keywords. Player can cycle through displays (bottom)</text:p>
        </text:list-item>
        <text:list-item>
          <text:p text:style-name="P16">Command card/list (bottom)</text:p>
        </text:list-item>
        <text:list-item>
          <text:p text:style-name="P16">Markers captured (top)</text:p>
        </text:list-item>
        <text:list-item>
          <text:p text:style-name="P16">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Stage 2</text:p>
      <text:p text:style-name="P6"/>
      <text:p text:style-name="P8">Victory Points</text:p>
      <text:p text:style-name="P5"><text:soft-page-break/></text:p>
      <text:p text:style-name="P6">Stage 1</text:p>
      <text:p text:style-name="P6"/>
      <text:p text:style-name="P3">Part III: Online Play</text:p>
      <text:p text:style-name="P3"/>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49M49S</meta:editing-duration>
    <meta:editing-cycles>231</meta:editing-cycles>
    <meta:generator>OpenOffice/4.1.4$Win32 OpenOffice.org_project/414m5$Build-9788</meta:generator>
    <dc:date>2019-07-27T17:57:29.62</dc:date>
    <dc:creator>Obafemi Olofin</dc:creator>
    <meta:document-statistic meta:table-count="0" meta:image-count="0" meta:object-count="0" meta:page-count="7" meta:paragraph-count="177" meta:word-count="1707" meta:character-count="9600"/>
    <meta:user-defined meta:name="Info 1"/>
    <meta:user-defined meta:name="Info 2"/>
    <meta:user-defined meta:name="Info 3"/>
    <meta:user-defined meta:name="Info 4"/>
  </office:meta>
</office:document-meta>
</file>